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6 Melhores Plugins de WhatsApp para WordPress</text:h>
      <text:p text:style-name="Text_20_body"><text:a xlink:type="simple" xlink:href="https://www.hostinger.com.br/tutoriais/plugin-whatsapp-wordpress?utm_campaign=Generic-Tutorials-DSA" text:style-name="Internet_20_link" text:visited-style-name="Visited_20_Internet_20_Link">https://www.hostinger.com.br/tutoriais/plugin-whatsapp-wordpress?utm_campaign=Generic-Tutorials-DSA</text:a>|NT:Se|LO:BR-t1&amp;utm_medium=ppc&amp;gad_source=1&amp;gclid=Cj0KCQjwwO20BhCJARIsAAnTIVRdddntJRGfSMpj-OgB-e3Et_WtJUm5OnwmCegNwFSOCCdOvqnaKFAaAqBiEALw_wcB </text:p>
      <text:p text:style-name="Text_20_body">Se ainda tem dúvidas sobre plugins WhatsApp WordPress, pense em quantas vezes você já conferiu o WhatsApp hoje: pelo menos uma vez? O mesmo acontece com seus clientes. </text:p>
      <text:p text:style-name="Text_20_body">O WhatsApp tem 1,5 bilhão de usuários ativos no mundo e mais de 120 milhões de usuários no Brasil. Proporcionar o contato do seu cliente em outros canais pode aumentar suas vendas, pois você estará disponível até mesmo pelo seu celular!</text:p>
      <text:p text:style-name="Text_20_body">Pensando em facilitar a vida dos seus clientes e potenciais clientes que usam o aplicativo de conversa, veja quais os <text:a xlink:type="simple" xlink:href="https://www.hostinger.com.br/tutoriais/melhores-plugins-wordpress" text:style-name="Internet_20_link" text:visited-style-name="Visited_20_Internet_20_Link"><text:span text:style-name="Strong_20_Emphasis">melhores plugins</text:span></text:a> WhatsApp WordPress para usar no seu projeto.</text:p>
      <text:p text:style-name="Text_20_body">Conteúdo</text:p>
      <text:section text:style-name="Sect1" text:name="ez-toc-container">
        <text:list text:style-name="L1">
          <text:list-item>
            <text:p text:style-name="P3"><text:a xlink:type="simple" xlink:href="https://www.hostinger.com.br/tutoriais/plugin-whatsapp-wordpress?utm_campaign=Generic-Tutorials-DSA%7CNT:Se%7CLO:BR-t1&amp;utm_medium=ppc&amp;gad_source=1&amp;gclid=Cj0KCQjwwO20BhCJARIsAAnTIVRdddntJRGfSMpj-OgB-e3Et_WtJUm5OnwmCegNwFSOCCdOvqnaKFAaAqBiEALw_wcB#6_Melhores_Plugins_de_WhatsApp_para_WordPress" text:style-name="Internet_20_link" text:visited-style-name="Visited_20_Internet_20_Link">6 Melhores Plugins de WhatsApp para WordPress</text:a></text:p>
            <text:list>
              <text:list-item>
                <text:p text:style-name="P3"><text:a xlink:type="simple" xlink:href="https://www.hostinger.com.br/tutoriais/plugin-whatsapp-wordpress?utm_campaign=Generic-Tutorials-DSA%7CNT:Se%7CLO:BR-t1&amp;utm_medium=ppc&amp;gad_source=1&amp;gclid=Cj0KCQjwwO20BhCJARIsAAnTIVRdddntJRGfSMpj-OgB-e3Et_WtJUm5OnwmCegNwFSOCCdOvqnaKFAaAqBiEALw_wcB#1_Click_to_Chat_for_WhatsApp_Chat" text:style-name="Internet_20_link" text:visited-style-name="Visited_20_Internet_20_Link">1. Click to Chat for WhatsApp Chat</text:a></text:p>
              </text:list-item>
              <text:list-item>
                <text:p text:style-name="P3"><text:a xlink:type="simple" xlink:href="https://www.hostinger.com.br/tutoriais/plugin-whatsapp-wordpress?utm_campaign=Generic-Tutorials-DSA%7CNT:Se%7CLO:BR-t1&amp;utm_medium=ppc&amp;gad_source=1&amp;gclid=Cj0KCQjwwO20BhCJARIsAAnTIVRdddntJRGfSMpj-OgB-e3Et_WtJUm5OnwmCegNwFSOCCdOvqnaKFAaAqBiEALw_wcB#2_Cresta_Help_Chat" text:style-name="Internet_20_link" text:visited-style-name="Visited_20_Internet_20_Link">2. Cresta Help Chat</text:a></text:p>
              </text:list-item>
              <text:list-item>
                <text:p text:style-name="P3"><text:a xlink:type="simple" xlink:href="https://www.hostinger.com.br/tutoriais/plugin-whatsapp-wordpress?utm_campaign=Generic-Tutorials-DSA%7CNT:Se%7CLO:BR-t1&amp;utm_medium=ppc&amp;gad_source=1&amp;gclid=Cj0KCQjwwO20BhCJARIsAAnTIVRdddntJRGfSMpj-OgB-e3Et_WtJUm5OnwmCegNwFSOCCdOvqnaKFAaAqBiEALw_wcB#3_WAme_Chat" text:style-name="Internet_20_link" text:visited-style-name="Visited_20_Internet_20_Link">3. WAme Chat</text:a></text:p>
              </text:list-item>
              <text:list-item>
                <text:p text:style-name="P3"><text:a xlink:type="simple" xlink:href="https://www.hostinger.com.br/tutoriais/plugin-whatsapp-wordpress?utm_campaign=Generic-Tutorials-DSA%7CNT:Se%7CLO:BR-t1&amp;utm_medium=ppc&amp;gad_source=1&amp;gclid=Cj0KCQjwwO20BhCJARIsAAnTIVRdddntJRGfSMpj-OgB-e3Et_WtJUm5OnwmCegNwFSOCCdOvqnaKFAaAqBiEALw_wcB#4_WP_Social_Chat" text:style-name="Internet_20_link" text:visited-style-name="Visited_20_Internet_20_Link">4. WP Social Chat</text:a></text:p>
              </text:list-item>
              <text:list-item>
                <text:p text:style-name="P3"><text:a xlink:type="simple" xlink:href="https://www.hostinger.com.br/tutoriais/plugin-whatsapp-wordpress?utm_campaign=Generic-Tutorials-DSA%7CNT:Se%7CLO:BR-t1&amp;utm_medium=ppc&amp;gad_source=1&amp;gclid=Cj0KCQjwwO20BhCJARIsAAnTIVRdddntJRGfSMpj-OgB-e3Et_WtJUm5OnwmCegNwFSOCCdOvqnaKFAaAqBiEALw_wcB#5_Floating_Chats_Widget" text:style-name="Internet_20_link" text:visited-style-name="Visited_20_Internet_20_Link">5. Floating Chats Widget</text:a></text:p>
              </text:list-item>
              <text:list-item>
                <text:p text:style-name="P3"><text:a xlink:type="simple" xlink:href="https://www.hostinger.com.br/tutoriais/plugin-whatsapp-wordpress?utm_campaign=Generic-Tutorials-DSA%7CNT:Se%7CLO:BR-t1&amp;utm_medium=ppc&amp;gad_source=1&amp;gclid=Cj0KCQjwwO20BhCJARIsAAnTIVRdddntJRGfSMpj-OgB-e3Et_WtJUm5OnwmCegNwFSOCCdOvqnaKFAaAqBiEALw_wcB#6_WhatsHelp_Chat_Button" text:style-name="Internet_20_link" text:visited-style-name="Visited_20_Internet_20_Link">6. WhatsHelp Chat Button</text:a></text:p>
              </text:list-item>
            </text:list>
          </text:list-item>
          <text:list-item>
            <text:p text:style-name="P2"><text:a xlink:type="simple" xlink:href="https://www.hostinger.com.br/tutoriais/plugin-whatsapp-wordpress?utm_campaign=Generic-Tutorials-DSA%7CNT:Se%7CLO:BR-t1&amp;utm_medium=ppc&amp;gad_source=1&amp;gclid=Cj0KCQjwwO20BhCJARIsAAnTIVRdddntJRGfSMpj-OgB-e3Et_WtJUm5OnwmCegNwFSOCCdOvqnaKFAaAqBiEALw_wcB#CRM_para_WhatsApp" text:style-name="Internet_20_link" text:visited-style-name="Visited_20_Internet_20_Link">CRM para WhatsApp</text:a></text:p>
          </text:list-item>
        </text:list>
      </text:section>
      <text:h text:style-name="Heading_20_2" text:outline-level="2"><text:bookmark text:name="6_Melhores_Plugins_de_WhatsApp_para_WordPress"/>6 Melhores Plugins de WhatsApp para WordPress</text:h>
      <text:p text:style-name="Text_20_body">Confira abaixo os 6 melhores plugins para implementar suporte ao chat do WhatsApp no seu site WordPress:</text:p>
      <text:h text:style-name="Heading_20_3" text:outline-level="3"><text:bookmark text:name="1_Click_to_Chat_for_WhatsApp_Chat"/>1. <text:a xlink:type="simple" xlink:href="https://br.wordpress.org/plugins/click-to-chat-for-whatsapp/" office:target-frame-name="_blank" xlink:show="new" text:style-name="Internet_20_link" text:visited-style-name="Visited_20_Internet_20_Link"><text:span text:style-name="Strong_20_Emphasis">Click to Chat for WhatsApp Chat</text:span></text:a></text:h>
      <text:p text:style-name="Text_20_body"/>
      <text:p text:style-name="Text_20_body">O <text:span text:style-name="Strong_20_Emphasis">Click to Chat for WhatsApp Chat</text:span> já está com mais de 100 mil instalações ativas e é avaliado com 4,5 de 5 estrelas pelos usuários do WordPress. </text:p>
      <text:p text:style-name="Text_20_body">Esse plugin WhatsApp WordPress viabiliza o contato entre você e seu cliente em apenas um clique pelo próprio navegador e no celular. Ele vai te ajudar a criar o botão para que isso aconteça com cores customizadas por você.</text:p>
      <text:p text:style-name="Text_20_body">Você poderá analisar dados através das integrações com Google Analytics e Facebook Analytics. </text:p>
      <text:p text:style-name="Text_20_body">O plugin WhatsApp WordPress possui uma versão grátis e premium, e ainda não possui suporte em português.</text:p>
      <text:h text:style-name="Heading_20_3" text:outline-level="3"><text:bookmark text:name="2_Cresta_Help_Chat"/><text:soft-page-break/>2. <text:a xlink:type="simple" xlink:href="https://br.wordpress.org/plugins/cresta-whatsapp-chat/" office:target-frame-name="_blank" xlink:show="new" text:style-name="Internet_20_link" text:visited-style-name="Visited_20_Internet_20_Link"><text:span text:style-name="Strong_20_Emphasis">Cresta Help Chat</text:span></text:a></text:h>
      <text:p text:style-name="Text_20_body"/>
      <text:p text:style-name="Text_20_body">Com mais de 7 mil instalações ativas, o plugin <text:span text:style-name="Strong_20_Emphasis">WhatsApp WordPress Cresta Help Chat</text:span> permite o contato pelo WhatsApp com apenas um clique. O botão pode ser adicionado na parte inferior direita do seu site em páginas escolhidas por você ou integrado em seus posts através de um shortcode. É um plugin compatível com WooCommerce e WPML.</text:p>
      <text:p text:style-name="Text_20_body">O WhatsApp WordPress Cresta Help está disponível nas versões grátis e premium, e não está disponível em português.</text:p>
      <text:h text:style-name="Heading_20_3" text:outline-level="3"><text:bookmark text:name="3_WAme_Chat"/>3. <text:a xlink:type="simple" xlink:href="https://br.wordpress.org/plugins/creame-whatsapp-me/" office:target-frame-name="_blank" xlink:show="new" text:style-name="Internet_20_link" text:visited-style-name="Visited_20_Internet_20_Link"><text:span text:style-name="Strong_20_Emphasis">WAme Chat</text:span></text:a></text:h>
      <text:p text:style-name="Text_20_body"/>
      <text:p text:style-name="Text_20_body">O <text:span text:style-name="Strong_20_Emphasis">WAme Chat</text:span> promete aumentar as vendas com uma integração ao WooCommerce que permite criar mensagens personalizadas com CTAs e com variáveis para produtos e preços. </text:p>
      <text:p text:style-name="Text_20_body">Você poderá autonomizar para escolher onde e quando o botão do WhatsApp será exibido. Ele também permite analisar dados pelo Google Analytics e Facebook Pixel.</text:p>
      <text:p text:style-name="Text_20_body">Outro diferencial é que esse <text:a xlink:type="simple" xlink:href="https://www.hostinger.com.br/tutoriais/o-que-e-plugin" text:style-name="Internet_20_link" text:visited-style-name="Visited_20_Internet_20_Link"><text:span text:style-name="Strong_20_Emphasis">plugin</text:span></text:a> está disponível em português e, com mais de 80 mil usuários ativos, mantém uma avaliação de 4,5 estrelas na comunidade. A instalação é grátis e simples.</text:p>
      <text:h text:style-name="Heading_20_3" text:outline-level="3"><text:bookmark text:name="4_WP_Social_Chat"/>4. <text:a xlink:type="simple" xlink:href="https://br.wordpress.org/plugins/wp-whatsapp-chat/" office:target-frame-name="_blank" xlink:show="new" text:style-name="Internet_20_link" text:visited-style-name="Visited_20_Internet_20_Link"><text:span text:style-name="Strong_20_Emphasis">WP Social Chat</text:span></text:a></text:h>
      <text:p text:style-name="Text_20_body"/>
      <text:p text:style-name="Text_20_body">O plugin <text:span text:style-name="Strong_20_Emphasis">WhatsApp WP Social Chat</text:span> é o antigo “WhatsApp Chat”, que teve o nome alterado por razões legais. Depois de uma período de inatividade, voltou a funcionar e é a escolha de mais de 50 mil usuários. </text:p>
      <text:p text:style-name="Text_20_body">Com o botão, você pode incluir uma mensagem pré-preenchida que será automaticamente incluída na conversa. Você pode optar em dois <text:span text:style-name="Emphasis">layouts</text:span> diferentes.</text:p>
      <text:p text:style-name="Text_20_body">Este plugin WhatsApp WordPress está disponível nas versões grátis e premium. E está disponível em português.</text:p>
      <text:h text:style-name="Heading_20_3" text:outline-level="3"><text:bookmark text:name="5_Floating_Chats_Widget"/>5. <text:a xlink:type="simple" xlink:href="https://wordpress.org/plugins/chaty/" office:target-frame-name="_blank" xlink:show="new" text:style-name="Internet_20_link" text:visited-style-name="Visited_20_Internet_20_Link"><text:span text:style-name="Strong_20_Emphasis">Floating Chats Widget</text:span></text:a></text:h>
      <text:p text:style-name="Text_20_body"><text:s/></text:p>
      <text:p text:style-name="Text_20_body">O plugin WordPress <text:span text:style-name="Strong_20_Emphasis">Floating Chats Widget </text:span>viabiliza o seu suporte ao cliente via WhatsApp e também outras plataformas, como Messenger e Instagram. </text:p>
      <text:p text:style-name="Text_20_body">Ao todo são 19 canais, sendo que 2 estão disponíveis no plano grátis. Ele possui mais de 10 mil instalações ativas e ótimas opções de customização.</text:p>
      <text:p text:style-name="Text_20_body">A versão premium do plugin oferece mais recursos como mensagens pré-definidas, opção de abrir o chat em uma nova aba, entre outros. Ele só não está disponível em português.</text:p>
      <text:h text:style-name="Heading_20_3" text:outline-level="3"/>
      <text:h text:style-name="P1" text:outline-level="3"><text:bookmark text:name="6_WhatsHelp_Chat_Button"/>6. <text:a xlink:type="simple" xlink:href="https://wordpress.org/plugins/whatshelp-chat-button/" office:target-frame-name="_blank" xlink:show="new" text:style-name="Internet_20_link" text:visited-style-name="Visited_20_Internet_20_Link"><text:span text:style-name="Strong_20_Emphasis">WhatsHelp Chat Button</text:span></text:a></text:h>
      <text:p text:style-name="Text_20_body"/>
      <text:p text:style-name="Text_20_body">Esse plugin é o preferido de 60 mil usuários e destaca que as conversas continuam ativas mesmo se os visitantes saiam do seu site. </text:p>
      <text:p text:style-name="Text_20_body">O <text:span text:style-name="Strong_20_Emphasis">WhatsHelp Chat Button</text:span> funciona de qualquer lugar e plataforma, celulares, tablets, computadores. Ele tem uma instalação rápida, um visual simples e oferece suporte 24/7 via email.</text:p>
      <text:p text:style-name="Text_20_body">Como a maioria dos outros plugins, ainda não está disponível em português. Você pode baixar esse plugin WhatsApp WordPress gratuitamente.</text:p>
      <text:p text:style-name="Text_20_body"/>
      <text:h text:style-name="Heading_20_2" text:outline-level="2"><text:bookmark text:name="h-crm-para-whatsapp"/>CRM para WhatsApp</text:h>
      <text:p text:style-name="Text_20_body">Apesar de não ser exatamente um plugin, um CRM pode ser uma ótima integração para quem usa WhatsApp no WordPress. Trata-se de uma ferramenta usada para criar funis de marketing/vendas e gerir os seus leads e clientes.</text:p>
      <text:p text:style-name="Text_20_body">Com a integração entre <text:a xlink:type="simple" xlink:href="https://www.kommo.com/br/whatsapp/" office:target-frame-name="_blank" xlink:show="new" text:style-name="Internet_20_link" text:visited-style-name="Visited_20_Internet_20_Link">CRM e WhatsApp</text:a>, é possível juntar todas as mensagens e contatos no mesmo lugar, fazer follow-up para não perder leads e criar fluxo automáticos de mensagens. Alguns CRMs — como o <text:span text:style-name="Strong_20_Emphasis">Kommo CRM</text:span> — contam com integração com o WordPress, deixando tudo mais fácil. Vale a pena considerar essa opção!</text:p>
      <text:h text:style-name="Heading_20_2" text:outline-level="2"><text:bookmark text:name="h-conclusao"/><text:span text:style-name="Strong_20_Emphasis">Conclusão</text:span></text:h>
      <text:p text:style-name="Text_20_body">Ter um plugin WhatsApp para WordPress pode deixar seus clientes muito mais felizes. Mas você precisa fazer a escolha certa e ter uma estrutura para realmente atender a demanda que virá por esse canal. Lembre-se, já são 120 milhões de usuários no WhatsApp no Brasil.</text:p>
      <text:p text:style-name="Text_20_body">Considerando os plugins mostrados, você pode optar pelo preço, já que todos possuem uma versão gratuita e realizar um teste por determinado período e medir a satisfação do seu cliente quanto ao seu atendimento pelo WhatsApp.</text:p>
      <text:p text:style-name="Text_20_body">A maioria dos plugins não estão disponíveis em português, mas prometem uma instalação rápida e simples de configurar. Pensando na escalabilidade do seu negócio, avalie os recursos pagos e valores antes de tomar sua decisão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16:25:57.682542662</meta:creation-date>
    <dc:date>2024-07-20T17:01:58.567339821</dc:date>
    <meta:editing-duration>PT3M41S</meta:editing-duration>
    <meta:editing-cycles>8</meta:editing-cycles>
    <meta:generator>LibreOffice/7.4.7.2$Linux_X86_64 LibreOffice_project/40$Build-2</meta:generator>
    <meta:document-statistic meta:table-count="0" meta:image-count="0" meta:object-count="0" meta:page-count="3" meta:paragraph-count="48" meta:word-count="889" meta:character-count="5524" meta:non-whitespace-character-count="4679"/>
  </office:meta>
</office:document-meta>
</file>